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5.21732"/>
          <table:table-cell office:value-type="float" office:value="2.692"/>
          <table:table-cell office:value-type="float" office:value="1.69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6244.0"/>
          <table:table-cell office:value-type="float" office:value="25348.0"/>
          <table:table-cell office:value-type="float" office:value="153158.0"/>
          <table:table-cell office:value-type="float" office:value="577570.0"/>
          <table:table-cell office:value-type="float" office:value="159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4.89226"/>
          <table:table-cell office:value-type="float" office:value="2.479"/>
          <table:table-cell office:value-type="float" office:value="1.44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1998.0"/>
          <table:table-cell office:value-type="float" office:value="47994.0"/>
          <table:table-cell office:value-type="float" office:value="153158.0"/>
          <table:table-cell office:value-type="float" office:value="577570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4.98594"/>
          <table:table-cell office:value-type="float" office:value="1.18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97.0"/>
          <table:table-cell office:value-type="float" office:value="152758.0"/>
          <table:table-cell office:value-type="float" office:value="576330.0"/>
          <table:table-cell office:value-type="float" office:value="159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707.0"/>
          <table:table-cell office:value-type="float" office:value="263344.0"/>
          <table:table-cell office:value-type="float" office:value="233830.0"/>
          <table:table-cell office:value-type="float" office:value="167337.0"/>
          <table:table-cell office:value-type="float" office:value="36387.0"/>
          <table:table-cell office:value-type="float" office:value="40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6.75018"/>
          <table:table-cell office:value-type="float" office:value="4.296"/>
          <table:table-cell office:value-type="float" office:value="3.24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085.0"/>
          <table:table-cell office:value-type="float" office:value="86009.0"/>
          <table:table-cell office:value-type="float" office:value="153158.0"/>
          <table:table-cell office:value-type="float" office:value="577571.0"/>
          <table:table-cell office:value-type="float" office:value="159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4.76361"/>
          <table:table-cell office:value-type="float" office:value="2.363"/>
          <table:table-cell office:value-type="float" office:value="1.32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804.0"/>
          <table:table-cell office:value-type="float" office:value="42023.0"/>
          <table:table-cell office:value-type="float" office:value="153158.0"/>
          <table:table-cell office:value-type="float" office:value="577571.0"/>
          <table:table-cell office:value-type="float" office:value="159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4.95026"/>
          <table:table-cell office:value-type="float" office:value="1.12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1311.0"/>
          <table:table-cell office:value-type="float" office:value="152758.0"/>
          <table:table-cell office:value-type="float" office:value="576331.0"/>
          <table:table-cell office:value-type="float" office:value="158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707.0"/>
          <table:table-cell office:value-type="float" office:value="263344.0"/>
          <table:table-cell office:value-type="float" office:value="233830.0"/>
          <table:table-cell office:value-type="float" office:value="167337.0"/>
          <table:table-cell office:value-type="float" office:value="36387.0"/>
          <table:table-cell office:value-type="float" office:value="40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4.67929"/>
          <table:table-cell office:value-type="float" office:value="2.173"/>
          <table:table-cell office:value-type="float" office:value="1.06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586.0"/>
          <table:table-cell office:value-type="float" office:value="24098.0"/>
          <table:table-cell office:value-type="float" office:value="153158.0"/>
          <table:table-cell office:value-type="float" office:value="577570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5.82013"/>
          <table:table-cell office:value-type="float" office:value="3.435"/>
          <table:table-cell office:value-type="float" office:value="2.36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4383.0"/>
          <table:table-cell office:value-type="float" office:value="74370.0"/>
          <table:table-cell office:value-type="float" office:value="153158.0"/>
          <table:table-cell office:value-type="float" office:value="577570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5.04492"/>
          <table:table-cell office:value-type="float" office:value="1.224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1.0"/>
          <table:table-cell office:value-type="float" office:value="3933.0"/>
          <table:table-cell office:value-type="float" office:value="152758.0"/>
          <table:table-cell office:value-type="float" office:value="576330.0"/>
          <table:table-cell office:value-type="float" office:value="1600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707.0"/>
          <table:table-cell office:value-type="float" office:value="263344.0"/>
          <table:table-cell office:value-type="float" office:value="233830.0"/>
          <table:table-cell office:value-type="float" office:value="167337.0"/>
          <table:table-cell office:value-type="float" office:value="36387.0"/>
          <table:table-cell office:value-type="float" office:value="40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4.08388"/>
          <table:table-cell office:value-type="float" office:value="1.638"/>
          <table:table-cell office:value-type="float" office:value="0.61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765.0"/>
          <table:table-cell office:value-type="float" office:value="15577.0"/>
          <table:table-cell office:value-type="float" office:value="153158.0"/>
          <table:table-cell office:value-type="float" office:value="577570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6.67801"/>
          <table:table-cell office:value-type="float" office:value="4.321"/>
          <table:table-cell office:value-type="float" office:value="3.24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0814.0"/>
          <table:table-cell office:value-type="float" office:value="50578.0"/>
          <table:table-cell office:value-type="float" office:value="153158.0"/>
          <table:table-cell office:value-type="float" office:value="577570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5.11016"/>
          <table:table-cell office:value-type="float" office:value="1.15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9.0"/>
          <table:table-cell office:value-type="float" office:value="2969.0"/>
          <table:table-cell office:value-type="float" office:value="152758.0"/>
          <table:table-cell office:value-type="float" office:value="576330.0"/>
          <table:table-cell office:value-type="float" office:value="160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707.0"/>
          <table:table-cell office:value-type="float" office:value="263344.0"/>
          <table:table-cell office:value-type="float" office:value="233830.0"/>
          <table:table-cell office:value-type="float" office:value="167337.0"/>
          <table:table-cell office:value-type="float" office:value="36387.0"/>
          <table:table-cell office:value-type="float" office:value="40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5.63239"/>
          <table:table-cell office:value-type="float" office:value="3.156"/>
          <table:table-cell office:value-type="float" office:value="2.06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367.0"/>
          <table:table-cell office:value-type="float" office:value="67061.0"/>
          <table:table-cell office:value-type="float" office:value="153158.0"/>
          <table:table-cell office:value-type="float" office:value="577571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6.08948"/>
          <table:table-cell office:value-type="float" office:value="3.639"/>
          <table:table-cell office:value-type="float" office:value="2.58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5069.0"/>
          <table:table-cell office:value-type="float" office:value="69716.0"/>
          <table:table-cell office:value-type="float" office:value="153158.0"/>
          <table:table-cell office:value-type="float" office:value="577571.0"/>
          <table:table-cell office:value-type="float" office:value="159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5.29074"/>
          <table:table-cell office:value-type="float" office:value="1.295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106.0"/>
          <table:table-cell office:value-type="float" office:value="9096.0"/>
          <table:table-cell office:value-type="float" office:value="152758.0"/>
          <table:table-cell office:value-type="float" office:value="576331.0"/>
          <table:table-cell office:value-type="float" office:value="160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707.0"/>
          <table:table-cell office:value-type="float" office:value="263344.0"/>
          <table:table-cell office:value-type="float" office:value="233830.0"/>
          <table:table-cell office:value-type="float" office:value="167337.0"/>
          <table:table-cell office:value-type="float" office:value="36387.0"/>
          <table:table-cell office:value-type="float" office:value="40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4.23224"/>
          <table:table-cell office:value-type="float" office:value="1.83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327.0"/>
          <table:table-cell office:value-type="float" office:value="13928.0"/>
          <table:table-cell office:value-type="float" office:value="170300.0"/>
          <table:table-cell office:value-type="float" office:value="638352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3.66845"/>
          <table:table-cell office:value-type="float" office:value="1.244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5.0"/>
          <table:table-cell office:value-type="float" office:value="2033.0"/>
          <table:table-cell office:value-type="float" office:value="170300.0"/>
          <table:table-cell office:value-type="float" office:value="638352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5.05287"/>
          <table:table-cell office:value-type="float" office:value="1.317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3.0"/>
          <table:table-cell office:value-type="float" office:value="3373.0"/>
          <table:table-cell office:value-type="float" office:value="169900.0"/>
          <table:table-cell office:value-type="float" office:value="637112.0"/>
          <table:table-cell office:value-type="float" office:value="167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023.0"/>
          <table:table-cell office:value-type="float" office:value="291655.0"/>
          <table:table-cell office:value-type="float" office:value="258937.0"/>
          <table:table-cell office:value-type="float" office:value="184550.0"/>
          <table:table-cell office:value-type="float" office:value="39603.0"/>
          <table:table-cell office:value-type="float" office:value="40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4.67816"/>
          <table:table-cell office:value-type="float" office:value="2.172"/>
          <table:table-cell office:value-type="float" office:value="1.02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816.0"/>
          <table:table-cell office:value-type="float" office:value="29321.0"/>
          <table:table-cell office:value-type="float" office:value="170300.0"/>
          <table:table-cell office:value-type="float" office:value="638352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6.39503"/>
          <table:table-cell office:value-type="float" office:value="4.166"/>
          <table:table-cell office:value-type="float" office:value="2.9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112.0"/>
          <table:table-cell office:value-type="float" office:value="87092.0"/>
          <table:table-cell office:value-type="float" office:value="170300.0"/>
          <table:table-cell office:value-type="float" office:value="638352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5.08578"/>
          <table:table-cell office:value-type="float" office:value="1.297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80.0"/>
          <table:table-cell office:value-type="float" office:value="4404.0"/>
          <table:table-cell office:value-type="float" office:value="169900.0"/>
          <table:table-cell office:value-type="float" office:value="637112.0"/>
          <table:table-cell office:value-type="float" office:value="167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023.0"/>
          <table:table-cell office:value-type="float" office:value="291655.0"/>
          <table:table-cell office:value-type="float" office:value="258937.0"/>
          <table:table-cell office:value-type="float" office:value="184550.0"/>
          <table:table-cell office:value-type="float" office:value="39603.0"/>
          <table:table-cell office:value-type="float" office:value="40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6.13714"/>
          <table:table-cell office:value-type="float" office:value="3.686"/>
          <table:table-cell office:value-type="float" office:value="2.59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11013.0"/>
          <table:table-cell office:value-type="float" office:value="57032.0"/>
          <table:table-cell office:value-type="float" office:value="170300.0"/>
          <table:table-cell office:value-type="float" office:value="638353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5.74888"/>
          <table:table-cell office:value-type="float" office:value="3.57"/>
          <table:table-cell office:value-type="float" office:value="2.32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3833.0"/>
          <table:table-cell office:value-type="float" office:value="64145.0"/>
          <table:table-cell office:value-type="float" office:value="170300.0"/>
          <table:table-cell office:value-type="float" office:value="638353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4.97675"/>
          <table:table-cell office:value-type="float" office:value="1.363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1.0"/>
          <table:table-cell office:value-type="float" office:value="5436.0"/>
          <table:table-cell office:value-type="float" office:value="169900.0"/>
          <table:table-cell office:value-type="float" office:value="637113.0"/>
          <table:table-cell office:value-type="float" office:value="167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023.0"/>
          <table:table-cell office:value-type="float" office:value="291655.0"/>
          <table:table-cell office:value-type="float" office:value="258937.0"/>
          <table:table-cell office:value-type="float" office:value="184550.0"/>
          <table:table-cell office:value-type="float" office:value="39603.0"/>
          <table:table-cell office:value-type="float" office:value="40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6.96926"/>
          <table:table-cell office:value-type="float" office:value="4.51"/>
          <table:table-cell office:value-type="float" office:value="3.33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2289.0"/>
          <table:table-cell office:value-type="float" office:value="109023.0"/>
          <table:table-cell office:value-type="float" office:value="170300.0"/>
          <table:table-cell office:value-type="float" office:value="638354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5.33437"/>
          <table:table-cell office:value-type="float" office:value="3.11"/>
          <table:table-cell office:value-type="float" office:value="1.93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6415.0"/>
          <table:table-cell office:value-type="float" office:value="46914.0"/>
          <table:table-cell office:value-type="float" office:value="170300.0"/>
          <table:table-cell office:value-type="float" office:value="638354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4.88701"/>
          <table:table-cell office:value-type="float" office:value="1.20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2244.0"/>
          <table:table-cell office:value-type="float" office:value="169900.0"/>
          <table:table-cell office:value-type="float" office:value="637114.0"/>
          <table:table-cell office:value-type="float" office:value="167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023.0"/>
          <table:table-cell office:value-type="float" office:value="291655.0"/>
          <table:table-cell office:value-type="float" office:value="258937.0"/>
          <table:table-cell office:value-type="float" office:value="184550.0"/>
          <table:table-cell office:value-type="float" office:value="39603.0"/>
          <table:table-cell office:value-type="float" office:value="40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4.00243"/>
          <table:table-cell office:value-type="float" office:value="1.574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83.0"/>
          <table:table-cell office:value-type="float" office:value="4933.0"/>
          <table:table-cell office:value-type="float" office:value="170300.0"/>
          <table:table-cell office:value-type="float" office:value="638354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3.91101"/>
          <table:table-cell office:value-type="float" office:value="1.728"/>
          <table:table-cell office:value-type="float" office:value="0.5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94.0"/>
          <table:table-cell office:value-type="float" office:value="13634.0"/>
          <table:table-cell office:value-type="float" office:value="170300.0"/>
          <table:table-cell office:value-type="float" office:value="638354.0"/>
          <table:table-cell office:value-type="float" office:value="166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5.19588"/>
          <table:table-cell office:value-type="float" office:value="1.473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55.0"/>
          <table:table-cell office:value-type="float" office:value="10604.0"/>
          <table:table-cell office:value-type="float" office:value="169900.0"/>
          <table:table-cell office:value-type="float" office:value="637114.0"/>
          <table:table-cell office:value-type="float" office:value="167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023.0"/>
          <table:table-cell office:value-type="float" office:value="291655.0"/>
          <table:table-cell office:value-type="float" office:value="258937.0"/>
          <table:table-cell office:value-type="float" office:value="184550.0"/>
          <table:table-cell office:value-type="float" office:value="39603.0"/>
          <table:table-cell office:value-type="float" office:value="40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4.04137"/>
          <table:table-cell office:value-type="float" office:value="1.639"/>
          <table:table-cell office:value-type="float" office:value="1.25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477.0"/>
          <table:table-cell office:value-type="float" office:value="48636.0"/>
          <table:table-cell office:value-type="float" office:value="52710.0"/>
          <table:table-cell office:value-type="float" office:value="197537.0"/>
          <table:table-cell office:value-type="float" office:value="1259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4.83924"/>
          <table:table-cell office:value-type="float" office:value="2.488"/>
          <table:table-cell office:value-type="float" office:value="2.16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2692.0"/>
          <table:table-cell office:value-type="float" office:value="54053.0"/>
          <table:table-cell office:value-type="float" office:value="52710.0"/>
          <table:table-cell office:value-type="float" office:value="197537.0"/>
          <table:table-cell office:value-type="float" office:value="122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2.66233"/>
          <table:table-cell office:value-type="float" office:value="0.40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675.0"/>
          <table:table-cell office:value-type="float" office:value="52510.0"/>
          <table:table-cell office:value-type="float" office:value="19691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95.0"/>
          <table:table-cell office:value-type="float" office:value="92651.0"/>
          <table:table-cell office:value-type="float" office:value="81419.0"/>
          <table:table-cell office:value-type="float" office:value="60306.0"/>
          <table:table-cell office:value-type="float" office:value="13677.0"/>
          <table:table-cell office:value-type="float" office:value="20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.62886"/>
          <table:table-cell office:value-type="float" office:value="3.265"/>
          <table:table-cell office:value-type="float" office:value="2.86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5256.0"/>
          <table:table-cell office:value-type="float" office:value="83677.0"/>
          <table:table-cell office:value-type="float" office:value="52710.0"/>
          <table:table-cell office:value-type="float" office:value="197537.0"/>
          <table:table-cell office:value-type="float" office:value="128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3.25682"/>
          <table:table-cell office:value-type="float" office:value="0.946"/>
          <table:table-cell office:value-type="float" office:value="0.62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2773.0"/>
          <table:table-cell office:value-type="float" office:value="25266.0"/>
          <table:table-cell office:value-type="float" office:value="52710.0"/>
          <table:table-cell office:value-type="float" office:value="197537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2.64235"/>
          <table:table-cell office:value-type="float" office:value="0.40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762.0"/>
          <table:table-cell office:value-type="float" office:value="52510.0"/>
          <table:table-cell office:value-type="float" office:value="19691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95.0"/>
          <table:table-cell office:value-type="float" office:value="92651.0"/>
          <table:table-cell office:value-type="float" office:value="81419.0"/>
          <table:table-cell office:value-type="float" office:value="60306.0"/>
          <table:table-cell office:value-type="float" office:value="13677.0"/>
          <table:table-cell office:value-type="float" office:value="20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3.36891"/>
          <table:table-cell office:value-type="float" office:value="0.939"/>
          <table:table-cell office:value-type="float" office:value="0.53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346.0"/>
          <table:table-cell office:value-type="float" office:value="12909.0"/>
          <table:table-cell office:value-type="float" office:value="52710.0"/>
          <table:table-cell office:value-type="float" office:value="197537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3.71395"/>
          <table:table-cell office:value-type="float" office:value="1.432"/>
          <table:table-cell office:value-type="float" office:value="1.04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5027.0"/>
          <table:table-cell office:value-type="float" office:value="32825.0"/>
          <table:table-cell office:value-type="float" office:value="52710.0"/>
          <table:table-cell office:value-type="float" office:value="197537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2.66097"/>
          <table:table-cell office:value-type="float" office:value="0.42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654.0"/>
          <table:table-cell office:value-type="float" office:value="52510.0"/>
          <table:table-cell office:value-type="float" office:value="19691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95.0"/>
          <table:table-cell office:value-type="float" office:value="92651.0"/>
          <table:table-cell office:value-type="float" office:value="81419.0"/>
          <table:table-cell office:value-type="float" office:value="60306.0"/>
          <table:table-cell office:value-type="float" office:value="13677.0"/>
          <table:table-cell office:value-type="float" office:value="20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5.14723"/>
          <table:table-cell office:value-type="float" office:value="2.761"/>
          <table:table-cell office:value-type="float" office:value="2.37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2560.0"/>
          <table:table-cell office:value-type="float" office:value="75303.0"/>
          <table:table-cell office:value-type="float" office:value="52710.0"/>
          <table:table-cell office:value-type="float" office:value="197537.0"/>
          <table:table-cell office:value-type="float" office:value="126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2.88752"/>
          <table:table-cell office:value-type="float" office:value="0.655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344.0"/>
          <table:table-cell office:value-type="float" office:value="12018.0"/>
          <table:table-cell office:value-type="float" office:value="52710.0"/>
          <table:table-cell office:value-type="float" office:value="197537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2.64852"/>
          <table:table-cell office:value-type="float" office:value="0.3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727.0"/>
          <table:table-cell office:value-type="float" office:value="52510.0"/>
          <table:table-cell office:value-type="float" office:value="19691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95.0"/>
          <table:table-cell office:value-type="float" office:value="92651.0"/>
          <table:table-cell office:value-type="float" office:value="81419.0"/>
          <table:table-cell office:value-type="float" office:value="60306.0"/>
          <table:table-cell office:value-type="float" office:value="13677.0"/>
          <table:table-cell office:value-type="float" office:value="20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.24603"/>
          <table:table-cell office:value-type="float" office:value="1.89"/>
          <table:table-cell office:value-type="float" office:value="1.49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304.0"/>
          <table:table-cell office:value-type="float" office:value="38620.0"/>
          <table:table-cell office:value-type="float" office:value="52710.0"/>
          <table:table-cell office:value-type="float" office:value="197537.0"/>
          <table:table-cell office:value-type="float" office:value="127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5.37025"/>
          <table:table-cell office:value-type="float" office:value="3.132"/>
          <table:table-cell office:value-type="float" office:value="2.74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551.0"/>
          <table:table-cell office:value-type="float" office:value="55787.0"/>
          <table:table-cell office:value-type="float" office:value="52710.0"/>
          <table:table-cell office:value-type="float" office:value="197537.0"/>
          <table:table-cell office:value-type="float" office:value="127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2.63148"/>
          <table:table-cell office:value-type="float" office:value="0.37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2.0"/>
          <table:table-cell office:value-type="float" office:value="52510.0"/>
          <table:table-cell office:value-type="float" office:value="19691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95.0"/>
          <table:table-cell office:value-type="float" office:value="92651.0"/>
          <table:table-cell office:value-type="float" office:value="81419.0"/>
          <table:table-cell office:value-type="float" office:value="60306.0"/>
          <table:table-cell office:value-type="float" office:value="13677.0"/>
          <table:table-cell office:value-type="float" office:value="20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6.32395"/>
          <table:table-cell office:value-type="float" office:value="3.882"/>
          <table:table-cell office:value-type="float" office:value="2.86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0480.0"/>
          <table:table-cell office:value-type="float" office:value="69056.0"/>
          <table:table-cell office:value-type="float" office:value="142790.0"/>
          <table:table-cell office:value-type="float" office:value="539828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3.38944"/>
          <table:table-cell office:value-type="float" office:value="1.808"/>
          <table:table-cell office:value-type="float" office:value="0.91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3300.0"/>
          <table:table-cell office:value-type="float" office:value="22577.0"/>
          <table:table-cell office:value-type="float" office:value="142790.0"/>
          <table:table-cell office:value-type="float" office:value="539828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4.51715"/>
          <table:table-cell office:value-type="float" office:value="0.885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332.0"/>
          <table:table-cell office:value-type="float" office:value="142390.0"/>
          <table:table-cell office:value-type="float" office:value="538588.0"/>
          <table:table-cell office:value-type="float" office:value="155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165.0"/>
          <table:table-cell office:value-type="float" office:value="246178.0"/>
          <table:table-cell office:value-type="float" office:value="218566.0"/>
          <table:table-cell office:value-type="float" office:value="156887.0"/>
          <table:table-cell office:value-type="float" office:value="34479.0"/>
          <table:table-cell office:value-type="float" office:value="40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5.51444"/>
          <table:table-cell office:value-type="float" office:value="3.091"/>
          <table:table-cell office:value-type="float" office:value="2.15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9049.0"/>
          <table:table-cell office:value-type="float" office:value="58756.0"/>
          <table:table-cell office:value-type="float" office:value="142790.0"/>
          <table:table-cell office:value-type="float" office:value="539827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2.96836"/>
          <table:table-cell office:value-type="float" office:value="1.304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189.0"/>
          <table:table-cell office:value-type="float" office:value="6500.0"/>
          <table:table-cell office:value-type="float" office:value="142790.0"/>
          <table:table-cell office:value-type="float" office:value="539827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4.27059"/>
          <table:table-cell office:value-type="float" office:value="0.96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2107.0"/>
          <table:table-cell office:value-type="float" office:value="142390.0"/>
          <table:table-cell office:value-type="float" office:value="538587.0"/>
          <table:table-cell office:value-type="float" office:value="155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165.0"/>
          <table:table-cell office:value-type="float" office:value="246178.0"/>
          <table:table-cell office:value-type="float" office:value="218566.0"/>
          <table:table-cell office:value-type="float" office:value="156887.0"/>
          <table:table-cell office:value-type="float" office:value="34479.0"/>
          <table:table-cell office:value-type="float" office:value="40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.54182"/>
          <table:table-cell office:value-type="float" office:value="3.054"/>
          <table:table-cell office:value-type="float" office:value="2.06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8769.0"/>
          <table:table-cell office:value-type="float" office:value="56893.0"/>
          <table:table-cell office:value-type="float" office:value="142790.0"/>
          <table:table-cell office:value-type="float" office:value="539827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6.75902"/>
          <table:table-cell office:value-type="float" office:value="5.147"/>
          <table:table-cell office:value-type="float" office:value="4.24"/>
          <table:table-cell office:value-type="float" office:value="1.0"/>
          <table:table-cell office:value-type="float" office:value="0.0"/>
          <table:table-cell office:value-type="float" office:value="60.0"/>
          <table:table-cell office:value-type="float" office:value="12874.0"/>
          <table:table-cell office:value-type="float" office:value="164710.0"/>
          <table:table-cell office:value-type="float" office:value="142790.0"/>
          <table:table-cell office:value-type="float" office:value="539827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4.36133"/>
          <table:table-cell office:value-type="float" office:value="1.018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5.0"/>
          <table:table-cell office:value-type="float" office:value="4286.0"/>
          <table:table-cell office:value-type="float" office:value="142390.0"/>
          <table:table-cell office:value-type="float" office:value="538587.0"/>
          <table:table-cell office:value-type="float" office:value="155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165.0"/>
          <table:table-cell office:value-type="float" office:value="246178.0"/>
          <table:table-cell office:value-type="float" office:value="218566.0"/>
          <table:table-cell office:value-type="float" office:value="156887.0"/>
          <table:table-cell office:value-type="float" office:value="34479.0"/>
          <table:table-cell office:value-type="float" office:value="40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1.8926"/>
          <table:table-cell office:value-type="float" office:value="19.076"/>
          <table:table-cell office:value-type="float" office:value="17.32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9452.0"/>
          <table:table-cell office:value-type="float" office:value="269574.0"/>
          <table:table-cell office:value-type="float" office:value="142790.0"/>
          <table:table-cell office:value-type="float" office:value="539827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5.13939"/>
          <table:table-cell office:value-type="float" office:value="3.451"/>
          <table:table-cell office:value-type="float" office:value="2.5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7414.0"/>
          <table:table-cell office:value-type="float" office:value="70289.0"/>
          <table:table-cell office:value-type="float" office:value="142790.0"/>
          <table:table-cell office:value-type="float" office:value="539827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4.39788"/>
          <table:table-cell office:value-type="float" office:value="1.102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77.0"/>
          <table:table-cell office:value-type="float" office:value="6633.0"/>
          <table:table-cell office:value-type="float" office:value="142390.0"/>
          <table:table-cell office:value-type="float" office:value="538587.0"/>
          <table:table-cell office:value-type="float" office:value="155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165.0"/>
          <table:table-cell office:value-type="float" office:value="246178.0"/>
          <table:table-cell office:value-type="float" office:value="218566.0"/>
          <table:table-cell office:value-type="float" office:value="156887.0"/>
          <table:table-cell office:value-type="float" office:value="34479.0"/>
          <table:table-cell office:value-type="float" office:value="40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1.1829"/>
          <table:table-cell office:value-type="float" office:value="18.709"/>
          <table:table-cell office:value-type="float" office:value="17.76"/>
          <table:table-cell office:value-type="float" office:value="0.0"/>
          <table:table-cell office:value-type="float" office:value="0.0"/>
          <table:table-cell office:value-type="float" office:value="211.0"/>
          <table:table-cell office:value-type="float" office:value="58877.0"/>
          <table:table-cell office:value-type="float" office:value="327401.0"/>
          <table:table-cell office:value-type="float" office:value="142790.0"/>
          <table:table-cell office:value-type="float" office:value="539829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8.39694"/>
          <table:table-cell office:value-type="float" office:value="6.708"/>
          <table:table-cell office:value-type="float" office:value="5.84"/>
          <table:table-cell office:value-type="float" office:value="0.0"/>
          <table:table-cell office:value-type="float" office:value="0.0"/>
          <table:table-cell office:value-type="float" office:value="107.0"/>
          <table:table-cell office:value-type="float" office:value="25849.0"/>
          <table:table-cell office:value-type="float" office:value="158378.0"/>
          <table:table-cell office:value-type="float" office:value="142790.0"/>
          <table:table-cell office:value-type="float" office:value="539829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4.62123"/>
          <table:table-cell office:value-type="float" office:value="0.988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22.0"/>
          <table:table-cell office:value-type="float" office:value="6112.0"/>
          <table:table-cell office:value-type="float" office:value="142390.0"/>
          <table:table-cell office:value-type="float" office:value="538589.0"/>
          <table:table-cell office:value-type="float" office:value="155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165.0"/>
          <table:table-cell office:value-type="float" office:value="246178.0"/>
          <table:table-cell office:value-type="float" office:value="218566.0"/>
          <table:table-cell office:value-type="float" office:value="156887.0"/>
          <table:table-cell office:value-type="float" office:value="34479.0"/>
          <table:table-cell office:value-type="float" office:value="40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66035"/>
          <table:table-cell office:value-type="float" office:value="0.14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147.0"/>
          <table:table-cell office:value-type="float" office:value="17048.0"/>
          <table:table-cell office:value-type="float" office:value="6403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1.68314"/>
          <table:table-cell office:value-type="float" office:value="0.16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1780.0"/>
          <table:table-cell office:value-type="float" office:value="17048.0"/>
          <table:table-cell office:value-type="float" office:value="64030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1.85668"/>
          <table:table-cell office:value-type="float" office:value="0.1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6.0"/>
          <table:table-cell office:value-type="float" office:value="16968.0"/>
          <table:table-cell office:value-type="float" office:value="63782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37.0"/>
          <table:table-cell office:value-type="float" office:value="32699.0"/>
          <table:table-cell office:value-type="float" office:value="26411.0"/>
          <table:table-cell office:value-type="float" office:value="22438.0"/>
          <table:table-cell office:value-type="float" office:value="4606.0"/>
          <table:table-cell office:value-type="float" office:value="80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59613"/>
          <table:table-cell office:value-type="float" office:value="0.22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9.0"/>
          <table:table-cell office:value-type="float" office:value="1522.0"/>
          <table:table-cell office:value-type="float" office:value="17048.0"/>
          <table:table-cell office:value-type="float" office:value="64030.0"/>
          <table:table-cell office:value-type="float" office:value="124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1.70966"/>
          <table:table-cell office:value-type="float" office:value="0.1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6.0"/>
          <table:table-cell office:value-type="float" office:value="3467.0"/>
          <table:table-cell office:value-type="float" office:value="17048.0"/>
          <table:table-cell office:value-type="float" office:value="6403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1.90925"/>
          <table:table-cell office:value-type="float" office:value="0.1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9.0"/>
          <table:table-cell office:value-type="float" office:value="16968.0"/>
          <table:table-cell office:value-type="float" office:value="63782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37.0"/>
          <table:table-cell office:value-type="float" office:value="32699.0"/>
          <table:table-cell office:value-type="float" office:value="26411.0"/>
          <table:table-cell office:value-type="float" office:value="22438.0"/>
          <table:table-cell office:value-type="float" office:value="4606.0"/>
          <table:table-cell office:value-type="float" office:value="80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56729"/>
          <table:table-cell office:value-type="float" office:value="0.1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805.0"/>
          <table:table-cell office:value-type="float" office:value="17048.0"/>
          <table:table-cell office:value-type="float" office:value="6403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1.73598"/>
          <table:table-cell office:value-type="float" office:value="0.14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702.0"/>
          <table:table-cell office:value-type="float" office:value="17048.0"/>
          <table:table-cell office:value-type="float" office:value="6403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1.94219"/>
          <table:table-cell office:value-type="float" office:value="0.1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8.0"/>
          <table:table-cell office:value-type="float" office:value="16968.0"/>
          <table:table-cell office:value-type="float" office:value="63782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37.0"/>
          <table:table-cell office:value-type="float" office:value="32699.0"/>
          <table:table-cell office:value-type="float" office:value="26411.0"/>
          <table:table-cell office:value-type="float" office:value="22438.0"/>
          <table:table-cell office:value-type="float" office:value="4606.0"/>
          <table:table-cell office:value-type="float" office:value="80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52991"/>
          <table:table-cell office:value-type="float" office:value="0.17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900.0"/>
          <table:table-cell office:value-type="float" office:value="17048.0"/>
          <table:table-cell office:value-type="float" office:value="64030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1.74434"/>
          <table:table-cell office:value-type="float" office:value="0.11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15.0"/>
          <table:table-cell office:value-type="float" office:value="17048.0"/>
          <table:table-cell office:value-type="float" office:value="6403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1.91427"/>
          <table:table-cell office:value-type="float" office:value="0.1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8.0"/>
          <table:table-cell office:value-type="float" office:value="16968.0"/>
          <table:table-cell office:value-type="float" office:value="63782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37.0"/>
          <table:table-cell office:value-type="float" office:value="32699.0"/>
          <table:table-cell office:value-type="float" office:value="26411.0"/>
          <table:table-cell office:value-type="float" office:value="22438.0"/>
          <table:table-cell office:value-type="float" office:value="4606.0"/>
          <table:table-cell office:value-type="float" office:value="80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55664"/>
          <table:table-cell office:value-type="float" office:value="0.15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131.0"/>
          <table:table-cell office:value-type="float" office:value="17048.0"/>
          <table:table-cell office:value-type="float" office:value="6403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1.75353"/>
          <table:table-cell office:value-type="float" office:value="0.16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872.0"/>
          <table:table-cell office:value-type="float" office:value="17048.0"/>
          <table:table-cell office:value-type="float" office:value="64030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1.94566"/>
          <table:table-cell office:value-type="float" office:value="0.10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5.0"/>
          <table:table-cell office:value-type="float" office:value="16968.0"/>
          <table:table-cell office:value-type="float" office:value="63782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37.0"/>
          <table:table-cell office:value-type="float" office:value="32699.0"/>
          <table:table-cell office:value-type="float" office:value="26411.0"/>
          <table:table-cell office:value-type="float" office:value="22438.0"/>
          <table:table-cell office:value-type="float" office:value="4606.0"/>
          <table:table-cell office:value-type="float" office:value="80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